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chnical Assessment Report on the Fruitfly Monitoring Web Application</text:p>
      <text:p text:style-name="Standard">**Date:** March 30, 2026 <text:s/></text:p>
      <text:p text:style-name="Standard">**Assessment Basis:** Static review of the `client` and `server` application code, including routing, pages, controllers, API definitions, middleware, and database schema.</text:p>
      <text:p text:style-name="Standard"/>
      <text:p text:style-name="Standard">## 1. Executive Summary</text:p>
      <text:p text:style-name="Standard">The Fruitfly Monitoring Web Application is a full-stack system designed to support agricultural monitoring through sensor and gateway management, environmental data collection, fruit fly count tracking, image capture review, telemetry monitoring, report generation, and user administration. The frontend is built with React and Vite, while the backend is implemented with Express.js and MySQL. Overall, the application shows a practical and well-structured architecture for IoT-based field monitoring, with a clear separation between user-facing dashboards and backend data services.</text:p>
      <text:p text:style-name="Standard"/>
      <text:p text:style-name="Standard">The most important strength of the system is that it combines operational monitoring, geographic visualization, historical analysis, and reporting in one platform. The main areas that need improvement are API protection for device-ingestion endpoints, a few frontend-backend route inconsistencies, and some incomplete user-account functions.</text:p>
      <text:p text:style-name="Standard"/>
      <text:p text:style-name="Standard">## 2. Objective and Scope</text:p>
      <text:p text:style-name="Standard">The objective of this report is to assess the web application from both frontend and backend perspectives, with special focus on:</text:p>
      <text:p text:style-name="Standard">- General application use</text:p>
      <text:p text:style-name="Standard">- API usage</text:p>
      <text:p text:style-name="Standard">- Functional modules</text:p>
      <text:p text:style-name="Standard">- Data handling</text:p>
      <text:p text:style-name="Standard">- Security controls</text:p>
      <text:p text:style-name="Standard">- Strengths, limitations, and recommendations</text:p>
      <text:p text:style-name="Standard"/>
      <text:p text:style-name="Standard">The scope covers the implemented features in both the `client` and `server` codebases and the MySQL schema used by the system.</text:p>
      <text:p text:style-name="Standard"/>
      <text:p text:style-name="Standard">## 3. Methodology</text:p>
      <text:p text:style-name="Standard">This report was prepared through a code-level review of:</text:p>
      <text:p text:style-name="Standard">- Frontend routes, pages, authentication flow, and API calls</text:p>
      <text:p text:style-name="Standard">- Backend server configuration, controllers, middleware, and route definitions</text:p>
      <text:p text:style-name="Standard">- Database schema and data model relationships</text:p>
      <text:p text:style-name="Standard"/>
      <text:p text:style-name="Standard">This was a static technical review only. No live runtime testing, penetration testing, or user acceptance testing was performed as part of this assessment.</text:p>
      <text:p text:style-name="Standard"/>
      <text:p text:style-name="Standard">## 4. System Overview</text:p>
      <text:p text:style-name="Standard">The application is intended for monitoring fruit fly activity and environmental conditions across agricultural sites. It supports:</text:p>
      <text:p text:style-name="Standard">- User registration and login</text:p>
      <text:p text:style-name="Standard">- Protected access to monitoring dashboards</text:p>
      <text:p text:style-name="Standard">- Gateway and sensor/node management</text:p>
      <text:p text:style-name="Standard">- Geographical map-based monitoring</text:p>
      <text:p text:style-name="Standard">- Environmental readings review</text:p>
      <text:p text:style-name="Standard">- Fruit fly count analysis</text:p>
      <text:p text:style-name="Standard">- Image capture storage and viewing</text:p>
      <text:p text:style-name="Standard">- System telemetry monitoring</text:p>
      <text:p text:style-name="Standard">- Report generation in PDF and CSV formats</text:p>
      <text:p text:style-name="Standard"><text:soft-page-break/>- Admin-managed guidance content</text:p>
      <text:p text:style-name="Standard"/>
      <text:p text:style-name="Standard">The backend also supports device-style data ingestion through API endpoints that receive environmental readings, fruit fly counts, images, and telemetry from field devices or external systems.</text:p>
      <text:p text:style-name="Standard"/>
      <text:p text:style-name="Standard">## 5. Frontend Assessment</text:p>
      <text:p text:style-name="Standard">The frontend is implemented in React with TypeScript and uses `axios` for API communication, `react-router-dom` for routing, `react-leaflet` for maps, `recharts` for charts, and Tailwind CSS for styling.</text:p>
      <text:p text:style-name="Standard"/>
      <text:p text:style-name="Standard">Key frontend modules include:</text:p>
      <text:p text:style-name="Standard">- **Authentication pages:** login and registration, with token-based session handling.</text:p>
      <text:p text:style-name="Standard">- **Dashboard:** presents overview statistics, map data, telemetry preview, and fruitfly image preview.</text:p>
      <text:p text:style-name="Standard">- **Map View:** displays gateways and sensors geographically and loads recent combined sensor data.</text:p>
      <text:p text:style-name="Standard">- **Gateways and Sensors pages:** support CRUD operations, device grouping, and historical monitoring views.</text:p>
      <text:p text:style-name="Standard">- **Reports page:** allows report generation by date range and format download.</text:p>
      <text:p text:style-name="Standard">- **System Telemetry page:** shows power, voltage, current, signal strength, and CPU temperature trends.</text:p>
      <text:p text:style-name="Standard">- **Fruitfly Images page:** displays captured images and analysis status.</text:p>
      <text:p text:style-name="Standard">- **Profile page:** manages user information and account actions.</text:p>
      <text:p text:style-name="Standard">- **Admin Content page:** enables administrators to manage dynamic informational content shown on major pages.</text:p>
      <text:p text:style-name="Standard"/>
      <text:p text:style-name="Standard">The frontend is generally well organized and aligned to the domain use case. The protected-route pattern is also correctly used to restrict dashboard access to authenticated users.</text:p>
      <text:p text:style-name="Standard"/>
      <text:p text:style-name="Standard">## 6. Backend Assessment</text:p>
      <text:p text:style-name="Standard">The backend is built with Express.js and uses MySQL through `mysql2/promise`. It initializes the schema at startup, applies security middleware, exposes REST APIs, and serves the built frontend in production.</text:p>
      <text:p text:style-name="Standard"/>
      <text:p text:style-name="Standard">Key backend capabilities include:</text:p>
      <text:p text:style-name="Standard">- JWT-based authentication and role-based authorization</text:p>
      <text:p text:style-name="Standard">- Gateway and sensor CRUD operations</text:p>
      <text:p text:style-name="Standard">- GeoJSON location aggregation for dashboards and maps</text:p>
      <text:p text:style-name="Standard">- Environmental reading retrieval and combined monitoring data retrieval</text:p>
      <text:p text:style-name="Standard">- Fruitfly count and image ingestion</text:p>
      <text:p text:style-name="Standard">- Telemetry ingestion and filtered telemetry retrieval</text:p>
      <text:p text:style-name="Standard">- Report metadata storage and on-demand report download generation</text:p>
      <text:p text:style-name="Standard">- Admin content block management</text:p>
      <text:p text:style-name="Standard">- User profile and role management</text:p>
      <text:p text:style-name="Standard"/>
      <text:p text:style-name="Standard">The backend structure is modular and appropriate for a monitoring platform. Route groups are logically separated by concern.</text:p>
      <text:p text:style-name="Standard"/>
      <text:p text:style-name="Standard">## 7. API Usage Summary</text:p>
      <text:p text:style-name="Standard">The following APIs are central to the application:</text:p>
      <text:p text:style-name="Standard"/>
      <text:p text:style-name="Standard"><text:soft-page-break/>| API Area | Main Endpoints | Purpose | Used By |</text:p>
      <text:p text:style-name="Standard">|---|---|---|---|</text:p>
      <text:p text:style-name="Standard">| Authentication | `POST /api/auth/register`, `POST /api/auth/login`, `GET /api/auth/me` | User onboarding, login, token verification | Login, Register, Auth context |</text:p>
      <text:p text:style-name="Standard">| User Management | `GET /api/users/profile`, `PUT /api/users/profile`, `PUT /api/users/change-password`, `DELETE /api/users/profile` | Profile and account management | Profile page |</text:p>
      <text:p text:style-name="Standard">| Gateway Management | `GET/POST/PUT/DELETE /api/gateways`, `GET /api/gateways/:id/data` | Manage gateways and fetch gateway with attached sensors | Gateways page, Sensors page |</text:p>
      <text:p text:style-name="Standard">| Sensor Management | `GET /api/sensors`, `GET /api/sensors/:id/nodes`, `POST /api/sensors/:id/nodes`, `PUT /api/sensors/:id`, `DELETE /api/sensors/:id` | Manage nodes/sensors under gateways | Gateways page, Profile page |</text:p>
      <text:p text:style-name="Standard">| Dashboard/Map Data | `GET /api/locations` | Returns GeoJSON for gateway and sensor locations | Dashboard, Map View |</text:p>
      <text:p text:style-name="Standard">| Monitoring Data | `GET /api/fruitfly/:serial_number/combined_data`, `GET /api/fruitfly/:serial_number/env_data` | Returns environmental, fruitfly, and telemetry history | Sensors page, Map View |</text:p>
      <text:p text:style-name="Standard">| Device Ingestion | `POST /api/device/env-data`, `POST /api/device/counts-data`, `POST /api/device/image-data`, `POST /api/device/telemetry-data` | Receives field/device data into the platform | External devices or upstream data sources |</text:p>
      <text:p text:style-name="Standard">| Telemetry Review | `GET /api/device/system-telemetry` | Returns telemetry rows with filters and limits | Dashboard, System Telemetry page |</text:p>
      <text:p text:style-name="Standard">| Image Review | `GET /api/device/fruitfly-images` | Returns captured image records with URLs | Dashboard, Fruitfly Images page |</text:p>
      <text:p text:style-name="Standard">| Reports | `GET /api/reports`, `GET /api/reports/availability`, `POST /api/reports`, `GET /api/reports/:id/download` | Report generation and download | Reports page |</text:p>
      <text:p text:style-name="Standard">| Content Management | `GET /api/content`, `POST /api/content`, `DELETE /api/content/:id` | Dynamic page guidance management | Dashboard, Reports, Sensors, Gateways, Admin Content |</text:p>
      <text:p text:style-name="Standard"/>
      <text:p text:style-name="Standard">## 8. Database and Data Flow</text:p>
      <text:p text:style-name="Standard">The database schema is appropriate for the application domain. Major tables include:</text:p>
      <text:p text:style-name="Standard">- `users`</text:p>
      <text:p text:style-name="Standard">- `gateways`</text:p>
      <text:p text:style-name="Standard">- `sensors`</text:p>
      <text:p text:style-name="Standard">- `environmental_readings`</text:p>
      <text:p text:style-name="Standard">- `fruitfly_images`</text:p>
      <text:p text:style-name="Standard">- `fruitfly_counts`</text:p>
      <text:p text:style-name="Standard">- `system_telemetry`</text:p>
      <text:p text:style-name="Standard">- `reports`</text:p>
      <text:p text:style-name="Standard">- `content_blocks`</text:p>
      <text:p text:style-name="Standard"/>
      <text:p text:style-name="Standard">The general data flow is as follows:</text:p>
      <text:p text:style-name="Standard">1. Field devices or external processes submit sensor readings, counts, images, and telemetry to ingestion APIs.</text:p>
      <text:p text:style-name="Standard">2. The backend resolves the originating sensor or gateway by serial number and stores records in MySQL.</text:p>
      <text:p text:style-name="Standard">3. Authenticated users retrieve processed and aggregated data through protected APIs.</text:p>
      <text:p text:style-name="Standard">4. The frontend visualizes this information as maps, cards, charts, image galleries, and downloadable reports.</text:p>
      <text:p text:style-name="Standard"/>
      <text:p text:style-name="Standard">This design supports both real-time monitoring and historical review.</text:p>
      <text:p text:style-name="Standard"/>
      <text:p text:style-name="Standard">## 9. Security and Control Assessment</text:p>
      <text:p text:style-name="Standard"><text:soft-page-break/>The application includes several good security controls:</text:p>
      <text:p text:style-name="Standard">- JWT authentication</text:p>
      <text:p text:style-name="Standard">- Password hashing with `bcrypt`</text:p>
      <text:p text:style-name="Standard">- Role-based admin authorization</text:p>
      <text:p text:style-name="Standard">- `helmet` for HTTP security headers</text:p>
      <text:p text:style-name="Standard">- Rate limiting on `/api`</text:p>
      <text:p text:style-name="Standard">- CORS restriction by environment</text:p>
      <text:p text:style-name="Standard">- Input validation on several user-facing endpoints</text:p>
      <text:p text:style-name="Standard"/>
      <text:p text:style-name="Standard">However, the following control weaknesses were observed:</text:p>
      <text:p text:style-name="Standard">- Device ingestion endpoints for environmental data, counts, images, and telemetry are not protected by authentication.</text:p>
      <text:p text:style-name="Standard">- Validation is not consistently applied to all ingestion routes.</text:p>
      <text:p text:style-name="Standard">- Tokens are stored in browser `localStorage`, which is common but less secure than HTTP-only cookies in higher-security deployments.</text:p>
      <text:p text:style-name="Standard"/>
      <text:p text:style-name="Standard">## 10. Strengths</text:p>
      <text:p text:style-name="Standard">- Clear separation of frontend and backend responsibilities.</text:p>
      <text:p text:style-name="Standard">- Strong alignment with the agricultural monitoring use case.</text:p>
      <text:p text:style-name="Standard">- Good use of maps, charts, and summaries for operational visibility.</text:p>
      <text:p text:style-name="Standard">- Practical CRUD support for gateways and sensor nodes.</text:p>
      <text:p text:style-name="Standard">- Report generation supports both operational and management use.</text:p>
      <text:p text:style-name="Standard">- Dynamic content blocks allow administrators to customize guidance without code changes.</text:p>
      <text:p text:style-name="Standard">- Database design captures both monitoring data and system metadata in a structured way.</text:p>
      <text:p text:style-name="Standard"/>
      <text:p text:style-name="Standard">## 11. Limitations and Observed Risks</text:p>
      <text:p text:style-name="Standard">The following implementation issues should be noted in an official assessment:</text:p>
      <text:p text:style-name="Standard">- The frontend profile page calls a password-change route that does not match the backend route definition, so password updates may fail.</text:p>
      <text:p text:style-name="Standard">- The backend account-deletion logic references an undefined `User` model, which may cause runtime failure when deleting a profile.</text:p>
      <text:p text:style-name="Standard">- Report metadata is stored in the database, but downloadable files are generated dynamically at request time rather than being physically stored at the recorded file path.</text:p>
      <text:p text:style-name="Standard">- Gateway status handling appears inconsistent across some parts of the system, with different status labels used in different layers.</text:p>
      <text:p text:style-name="Standard">- Public ingestion endpoints may expose the platform to unauthorized or falsified device submissions if not protected.</text:p>
      <text:p text:style-name="Standard"/>
      <text:p text:style-name="Standard">## 12. Conclusion</text:p>
      <text:p text:style-name="Standard">The Fruitfly Monitoring Web Application is a capable and well-conceived monitoring platform that integrates user management, IoT device administration, geographic monitoring, telemetry review, pest-count tracking, image review, and report generation. From a functional standpoint, it provides the core features expected in a digital agricultural surveillance system and demonstrates a solid full-stack architecture.</text:p>
      <text:p text:style-name="Standard"/>
      <text:p text:style-name="Standard">From a technical and operational perspective, the system is suitable as a strong project foundation or deployable monitoring solution, but it requires several corrective actions around API security, route consistency, and account-management reliability before it can be considered fully mature for production-critical use.</text:p>
      <text:p text:style-name="Standard"/>
      <text:p text:style-name="Standard">## 13. Recommendations</text:p>
      <text:p text:style-name="Standard">1. Protect device ingestion APIs with API keys, signed requests, or device authentication.</text:p>
      <text:p text:style-name="Standard"><text:soft-page-break/>2. Fix the password-change route mismatch between frontend and backend.</text:p>
      <text:p text:style-name="Standard">3. Correct the account-deletion implementation so it uses the actual database layer in use.</text:p>
      <text:p text:style-name="Standard">4. Standardize status values for gateways and sensors across frontend, backend, and reporting logic.</text:p>
      <text:p text:style-name="Standard">5. Extend request validation to all ingestion endpoints.</text:p>
      <text:p text:style-name="Standard">6. Add audit logging for sensitive actions such as admin content updates, role changes, and account deletion.</text:p>
      <text:p text:style-name="Standard">7. Consider storing authentication tokens more securely for production environments.</text:p>
      <text:p text:style-name="Standard">8. Add automated tests for key API flows, especially authentication, reports, telemetry, and profile operations.</text:p>
      <text:p text:style-name="Standard"/>
      <text:p text:style-name="Standard">If you want, I can turn this into a stricter university-style report format next, with a cover page, table of contents, abstract, and numbered subsections ready for direct pasting into Wo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0T15:08:55.922668917</meta:creation-date>
    <dc:date>2026-03-30T16:35:24.963984536</dc:date>
    <meta:editing-duration>PT1H15M59S</meta:editing-duration>
    <meta:editing-cycles>1</meta:editing-cycles>
    <meta:document-statistic meta:table-count="0" meta:image-count="0" meta:object-count="0" meta:page-count="5" meta:paragraph-count="133" meta:word-count="1589" meta:character-count="11332" meta:non-whitespace-character-count="9878"/>
    <meta:generator>LibreOffice/25.2.3.2$Linux_X86_64 LibreOffice_project/520$Build-2</meta:generator>
  </office:meta>
</office:document-meta>
</file>